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0000ff" draw:marker-start-width="0.8cm" draw:marker-end-width="0.8cm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" style:family="graphic" style:parent-style-name="standard">
      <style:graphic-properties svg:stroke-width="0.2cm" svg:stroke-color="#cc0000" draw:marker-start-width="0.8cm" draw:marker-end-width="0.8cm" draw:fill-color="#ff8080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cc9900" draw:marker-start-width="0.8cm" draw:marker-end-width="0.8cm" draw:fill-color="#ffffc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009900" draw:marker-start-width="0.8cm" draw:marker-end-width="0.8cm" draw:fill-color="#ccffc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6600cc" draw:marker-start-width="0.8cm" draw:marker-end-width="0.8cm" draw:fill-color="#cc99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cc3300" draw:marker-start-width="0.8cm" draw:marker-end-width="0.8cm" draw:fill-color="#ffcc99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4.658cm" svg:height="1.578cm" svg:x="20.4cm" svg:y="4.4cm">
          <text:p text:style-name="P1">Back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658cm" svg:height="1.578cm" svg:x="21.142cm" svg:y="10.222cm">
          <text:p text:style-name="P1">Tas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658cm" svg:height="1.578cm" svg:x="20.742cm" svg:y="12.822cm">
          <text:p text:style-name="P1">Parame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658cm" svg:height="1.578cm" svg:x="10.6cm" svg:y="3.322cm">
          <text:p text:style-name="P1">Step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658cm" svg:height="1.578cm" svg:x="2.342cm" svg:y="10.022cm">
          <text:p text:style-name="P1">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658cm" svg:height="1.578cm" svg:x="19.042cm" svg:y="17.003cm">
          <text:p text:style-name="P1">Validati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658cm" svg:height="1.578cm" svg:x="10.6cm" svg:y="7.323cm">
          <text:p text:style-name="P1">Step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658cm" svg:height="1.578cm" svg:x="10.6cm" svg:y="11.324cm">
          <text:p text:style-name="P1">Step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658cm" svg:height="1.578cm" svg:x="10.6cm" svg:y="15.325cm">
          <text:p text:style-name="P1">Step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Buchan</meta:initial-creator>
    <meta:creation-date>2015-07-24T14:47:12</meta:creation-date>
    <meta:editing-duration>PT23M2S</meta:editing-duration>
    <meta:editing-cycles>15</meta:editing-cycles>
    <dc:date>2015-07-24T15:09:46</dc:date>
    <dc:creator>Daniel Buchan</dc:creator>
    <meta:generator>OpenOffice/4.1.1$Unix OpenOffice.org_project/411m6$Build-9775</meta:generator>
    <meta:document-statistic meta:object-count="32"/>
  </office:meta>
</office:document-meta>
</file>